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1.1854in"/>
    </style:style>
    <style:style style:name="co5" style:family="table-column">
      <style:table-column-properties fo:break-before="auto" style:column-width="1.2547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Dumb node</text:p>
          </table:table-cell>
          <table:table-cell office:value-type="string">
            <text:p>smart node</text:p>
          </table:table-cell>
          <table:table-cell office:value-type="string">
            <text:p>personalization</text:p>
          </table:table-cell>
          <table:table-cell office:value-type="string">
            <text:p>Pre-personalization</text:p>
          </table:table-cell>
        </table:table-row>
        <table:table-row table:style-name="ro1">
          <table:table-cell office:value-type="string">
            <text:p>Card Master Key</text:p>
          </table:table-cell>
          <table:table-cell office:value-type="string">
            <text:p>static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office:value-type="string">
            <text:p>Application Master Key</text:p>
          </table:table-cell>
          <table:table-cell office:value-type="string">
            <text:p>static</text:p>
          </table:table-cell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UID read key</text:p>
          </table:table-cell>
          <table:table-cell office:value-type="string">
            <text:p>static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CL read key</text:p>
          </table:table-cell>
          <table:table-cell office:value-type="string">
            <text:p>diversified</text:p>
          </table:table-cell>
          <table:table-cell office:value-type="string">
            <text:p>(X)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ACL write key</text:p>
          </table:table-cell>
          <table:table-cell office:value-type="string">
            <text:p>diversified</text:p>
          </table:table-cell>
          <table:table-cell/>
          <table:table-cell table:number-columns-repeated="3" office:value-type="string">
            <text:p>X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2/11/2014</text:date>, <text:time>23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5T10:12:50</meta:creation-date>
    <dc:date>2014-12-11T23:47:41</dc:date>
    <meta:editing-duration>PT6M46S</meta:editing-duration>
    <meta:editing-cycles>3</meta:editing-cycles>
    <meta:generator>LibreOffice/3.3$Unix LibreOffice_project/330m19$Build-6</meta:generator>
    <meta:document-statistic meta:table-count="3" meta:cell-count="30" meta:object-count="0"/>
  </office:meta>
</office:document-meta>
</file>